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1" svg:font-family="Helvetica, Arial"/>
    <style:font-face style:name="Helvetica" svg:font-family="Helvetica, Arial, sans-serif"/>
    <style:font-face style:name="Lucida Sans1" svg:font-family="'Lucida San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Обычный"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Times New Roman1"/>
    </style:style>
    <style:style style:name="P2" style:family="paragraph" style:parent-style-name="Text_20_body">
      <loext:graphic-properties draw:fill="solid" draw:fill-color="#fffffe" draw:opacity="100%"/>
      <style:paragraph-properties fo:margin-left="0cm" fo:margin-right="0cm" fo:margin-top="0cm" fo:margin-bottom="0.265cm" loext:contextual-spacing="false" style:line-height-at-least="0.423cm" fo:orphans="2" fo:widows="2" fo:text-indent="0cm" style:auto-text-indent="false" fo:background-color="#fffffe" fo:padding="0cm" fo:border="none"/>
      <style:text-properties fo:font-variant="normal" fo:text-transform="none" fo:color="#000000" style:font-name="Helvetica" fo:font-size="10.5pt" fo:letter-spacing="normal" fo:font-style="normal" fo:font-weight="normal"/>
    </style:style>
    <style:style style:name="P3" style:family="paragraph" style:parent-style-name="Text_20_body">
      <loext:graphic-properties draw:fill="solid" draw:fill-color="#fffffe" draw:opacity="100%"/>
      <style:paragraph-properties fo:margin-left="0cm" fo:margin-right="0cm" fo:margin-top="0cm" fo:margin-bottom="0.265cm" loext:contextual-spacing="false" style:line-height-at-least="0.423cm" fo:orphans="2" fo:widows="2" fo:text-indent="0cm" style:auto-text-indent="false" fo:background-color="#fffffe" fo:padding="0cm" fo:border="none"/>
      <style:text-properties fo:font-variant="normal" fo:text-transform="none" fo:color="#000000" style:font-name="Times New Roman1" fo:font-size="10.5pt" fo:letter-spacing="normal" fo:font-style="normal" fo:font-weight="normal"/>
    </style:style>
    <style:style style:name="P4" style:family="paragraph" style:parent-style-name="Heading_20_3">
      <loext:graphic-properties draw:fill="solid" draw:fill-color="#fffffe" draw:opacity="100%"/>
      <style:paragraph-properties fo:margin-left="0cm" fo:margin-right="0cm" fo:margin-top="0.529cm" fo:margin-bottom="0.238cm" loext:contextual-spacing="false" fo:orphans="2" fo:widows="2" fo:text-indent="0cm" style:auto-text-indent="false" fo:background-color="#fffffe" fo:padding="0cm" fo:border="none"/>
      <style:text-properties fo:font-variant="normal" fo:text-transform="none" fo:color="#000000" style:font-name="Helvetica" fo:font-size="12pt" fo:letter-spacing="normal" fo:font-style="normal"/>
    </style:style>
    <style:style style:name="P5" style:family="paragraph" style:parent-style-name="Heading_20_1">
      <style:text-properties fo:font-variant="normal" fo:text-transform="none" fo:color="#000000" style:font-name="Helvetica" fo:font-size="13.5pt" fo:letter-spacing="normal" fo:font-style="normal"/>
    </style:style>
    <style:style style:name="P6"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7" style:family="paragraph">
      <style:paragraph-properties fo:margin-left="0cm" fo:margin-right="0cm" fo:margin-top="0cm" fo:margin-bottom="0.265cm" style:line-height-at-least="0.423cm" fo:text-indent="0cm"/>
      <style:text-properties fo:color="#000000" style:font-name="Helvetica1" fo:font-size="10.5pt" style:font-name-complex="Helvetica1"/>
    </style:style>
    <style:style style:name="P8" style:family="paragraph">
      <style:paragraph-properties fo:margin-left="0cm" fo:margin-right="0cm" fo:margin-top="0cm" fo:margin-bottom="0.265cm" style:line-height-at-least="0.423cm" fo:text-indent="0cm"/>
      <style:text-properties fo:color="#ce181e" style:font-name="Helvetica1" fo:font-size="10.5pt" style:font-name-complex="Helvetica1"/>
    </style:style>
    <style:style style:name="T1" style:family="text">
      <style:text-properties fo:color="#ce181e"/>
    </style:style>
    <style:style style:name="T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lv" fo:country="LV"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text:a xlink:type="simple" xlink:href="https://rockingsoccer.com/lv/futbols/help/home/category-10/article-25" text:style-name="Internet_20_link" text:visited-style-name="Visited_20_Internet_20_Link">https://rockingsoccer.com/lv/futbols/help/home/category-10/article-25</text:a></text:h>
      <text:h text:style-name="P5" text:outline-level="1">Fani: Fanu tipi</text:h>
      <text:p text:style-name="P2">Ne visi fani ir vienādi. Rocking Soccer ir trīs fanu tipi.</text:p>
      <text:h text:style-name="P4" text:outline-level="3">Interesenti</text:h>
      <text:p text:style-name="P2">Šie ir visbiežāk sastopamie fani, viņu vērtība ir 1 popularitātes punkts.</text:p>
      <text:p text:style-name="P2">Interesentiem ir interese par komandu, visticamāk viņi seko līdzi rezultātiem un priecājas kad uzvar komanda, bet viņi reti apmeklē stadionu.</text:p>
      <text:p text:style-name="P2">Tu saņem 100 interesentus katru dienu, šis skaits var būt <text:span text:style-name="T1"><office:annotation office:name="__Annotation__8_1471040785"><dc:creator>Nezināms autors</dc:creator><dc:date>2018-11-11T11:18:30.652000000</dc:date><text:p text:style-name="P6"><text:span text:style-name="T2">komats</text:span></text:p></office:annotation></text:span><text:span text:style-name="T1">lielāks tas</text:span><office:annotation-end office:name="__Annotation__8_1471040785"/> ir atkarīgs no fanu veikala līmeņa.</text:p>
      <text:p text:style-name="P2">Kā arī interesentus var iegūt no spēlēm, it īpaši no izbraukuma spēlēm.</text:p>
      <text:h text:style-name="P4" text:outline-level="3">Parastie fani</text:h>
      <text:p text:style-name="P2">Parastie fani ir daudz ieinteresētāki kā interesenti, tie daudz biežāk apmeklē stadionu un ilgāku laika periodu paliek uzticīgi komandai. Parasta fana vērtība ir 4 <text:span text:style-name="T1"><office:annotation office:name="__Annotation__2_1471040785"><dc:creator>Nezināms autors</dc:creator><dc:date>2018-11-11T11:15:53.852000000</dc:date><text:p text:style-name="P8"><text:span text:style-name="T2">popularitātes</text:span></text:p></office:annotation></text:span><text:span text:style-name="T1">popuaritātes</text:span><office:annotation-end office:name="__Annotation__2_1471040785"/> punkti.</text:p>
      <text:p text:style-name="P2">Par katru uzvaru vai neizšķirtu mājas spēlēs tev pievienojas parastie fani. Protams arī pēc uzvaras vai neizšķirta izbraukuma spēlēs pievienojas parastie fani, bet to skaits ir ļoti mazs. Vēl parastiefani pievienojas kad kāds <text:span text:style-name="T1"><office:annotation office:name="__Annotation__4_1471040785"><dc:creator>Nezināms autors</dc:creator><dc:date>2018-11-11T11:16:12.748000000</dc:date><text:p text:style-name="P7"><text:span text:style-name="T2">menedžeris</text:span></text:p></office:annotation></text:span><text:span text:style-name="T1">menedžers</text:span><office:annotation-end office:name="__Annotation__4_1471040785"/> nopērk biļeti uz tavu spēli izmantojot biļešu saiti.</text:p>
      <text:p text:style-name="P2">Kad tev būs fanu veikals, tad katru dienu daļa no interesentiem kļūs par parastiem faniem. Jo lielāks fanu veikala līmenis, jo vairāk interesenti kļūst par parastiem faniem.</text:p>
      <text:h text:style-name="P4" text:outline-level="3">Fanu kluba biedri</text:h>
      <text:p text:style-name="P2">Fanu kluba biedri ir vislabākais fanu tips. Viņi bieži apmeklē stadionu un paliek uzticīgi ilgu laiku. Katrs fanu kluba biedrs ir 25 popularitātes punktu vērts.</text:p>
      <text:p text:style-name="P2">Katru <office:annotation office:name="__Annotation__19_1471040785"><dc:creator>Nezināms autors</dc:creator><dc:date>2018-11-11T11:21:54.038000000</dc:date><text:p text:style-name="P6"><text:span text:style-name="T2">komats</text:span></text:p></office:annotation>reizi kad<office:annotation-end office:name="__Annotation__19_1471040785"/> biļeti nopērk kāds jauns <office:annotation office:name="__Annotation__5_1471040785"><dc:creator>Nezināms autors</dc:creator><dc:date>2018-11-11T11:16:28.516000000</dc:date><text:p text:style-name="P7"><text:span text:style-name="T2">menedžeris+komats</text:span></text:p></office:annotation><text:span text:style-name="T1">menedžers</text:span><office:annotation-end office:name="__Annotation__5_1471040785"/> tu saņem fanu kluba biedrus.</text:p>
      <text:p text:style-name="P2">Fanu kluba biedrus var iegūt kad tev ir fanu veikals. Fanu veikals lēnām <text:span text:style-name="T1"><office:annotation office:name="__Annotation__7_1471040785"><dc:creator>Nezināms autors</dc:creator><dc:date>2018-11-11T11:16:57.004000000</dc:date><text:p text:style-name="P7"><text:span text:style-name="T2">parastos</text:span></text:p></office:annotation></text:span><text:span text:style-name="T1">parastot</text:span><office:annotation-end office:name="__Annotation__7_1471040785"/> fanus pārvērš par fanu kluba biedriem. Jo lielāks ir fanu veikala lielums, jo vairāk parastie fani tiek pārvērsti par fanu kluba biedriem.</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1" svg:font-family="Helvetica, Arial"/>
    <style:font-face style:name="Helvetica" svg:font-family="Helvetica, Arial, sans-serif"/>
    <style:font-face style:name="Lucida Sans1" svg:font-family="'Lucida San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Обычный"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lv" fo:country="LV"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lv" fo:country="LV"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Times New Roman" fo:font-family="'Times New Roman'" style:font-style-name="Обычный"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1T11:09:33.582000000</meta:creation-date>
    <dc:date>2018-11-11T11:24:04.946000000</dc:date>
    <meta:editing-duration>PT4M21S</meta:editing-duration>
    <meta:editing-cycles>2</meta:editing-cycles>
    <meta:generator>LibreOffice/6.0.2.1$Windows_X86_64 LibreOffice_project/f7f06a8f319e4b62f9bc5095aa112a65d2f3ac89</meta:generator>
    <meta:document-statistic meta:table-count="0" meta:image-count="0" meta:object-count="0" meta:page-count="1" meta:paragraph-count="16" meta:word-count="251" meta:character-count="1677" meta:non-whitespace-character-count="1442"/>
  </office:meta>
</office:document-meta>
</file>